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1.295cm"/>
    </style:style>
    <style:style style:name="Tableau1.B" style:family="table-column">
      <style:table-column-properties style:column-width="2.561cm"/>
    </style:style>
    <style:style style:name="Tableau1.C" style:family="table-column">
      <style:table-column-properties style:column-width="13.145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color="#3faf46" loext:opacity="100%" style:font-name="Arial"/>
    </style:style>
    <style:style style:name="P2" style:family="paragraph" style:parent-style-name="Text_20_body">
      <style:text-properties style:font-name="Arial"/>
    </style:style>
    <style:style style:name="P3" style:family="paragraph" style:parent-style-name="Heading_20_2">
      <style:text-properties fo:color="#3faf46" loext:opacity="100%" style:font-name="Arial"/>
    </style:style>
    <style:style style:name="P4" style:family="paragraph" style:parent-style-name="Table_20_Heading">
      <style:paragraph-properties fo:margin-top="0cm" fo:margin-bottom="0.499cm" style:contextual-spacing="false"/>
      <style:text-properties style:font-name="Arial"/>
    </style:style>
    <style:style style:name="P5" style:family="paragraph" style:parent-style-name="Table_20_Contents">
      <style:paragraph-properties fo:margin-top="0cm" fo:margin-bottom="0.499cm" style:contextual-spacing="false"/>
    </style:style>
    <style:style style:name="P6" style:family="paragraph" style:parent-style-name="Table_20_Contents">
      <style:paragraph-properties fo:margin-top="0cm" fo:margin-bottom="0.499cm" style:contextual-spacing="false"/>
      <style:text-properties style:font-name="Arial"/>
    </style:style>
    <style:style style:name="P7" style:family="paragraph" style:parent-style-name="Text_20_body" style:list-style-name="L1"/>
    <style:style style:name="P8" style:family="paragraph" style:parent-style-name="Preformatted_20_Text" style:list-style-name="L1"/>
    <style:style style:name="P9" style:family="paragraph" style:parent-style-name="Preformatted_20_Text" style:list-style-name="L1">
      <style:paragraph-properties fo:margin-top="0cm" fo:margin-bottom="0.499cm" style:contextual-spacing="false"/>
    </style:style>
    <style:style style:name="P10" style:family="paragraph" style:parent-style-name="Text_20_body" style:list-style-name="L2"/>
    <style:style style:name="P11" style:family="paragraph" style:parent-style-name="Standard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background-color="#3faf46" loext:char-shading-value="0"/>
    </style:style>
    <style:style style:name="T3" style:family="text">
      <style:text-properties style:font-name="Arial" officeooo:rsid="0001d26f"/>
    </style:style>
    <style:style style:name="T4" style:family="text">
      <style:text-properties style:font-name="Arial" fo:font-style="italic" officeooo:rsid="0001d26f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tégration dans le Flux Méta</text:h>
      <text:p text:style-name="P2">Ton travail doit être stable et prévisible pour que le reste de l'équipe puisse avancer.</text:p>
      <text:h text:style-name="P3" text:outline-level="2">1. Tes Responsabilités Clés par Palier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Palier</text:p>
          </table:table-cell>
          <table:table-cell table:style-name="Tableau1.A1" office:value-type="string">
            <text:p text:style-name="P4">Focus de P3</text:p>
          </table:table-cell>
          <table:table-cell table:style-name="Tableau1.A1" office:value-type="string">
            <text:p text:style-name="P4">Livrable pour l'équipe</text:p>
          </table:table-cell>
        </table:table-row>
        <table:table-row>
          <table:table-cell table:style-name="Tableau1.A1" office:value-type="string">
            <text:p text:style-name="P5"><text:span text:style-name="Strong_20_Emphasis"><text:span text:style-name="T1">P1</text:span></text:span></text:p>
          </table:table-cell>
          <table:table-cell table:style-name="Tableau1.A1" office:value-type="string">
            <text:p text:style-name="P5"><text:span text:style-name="Strong_20_Emphasis"><text:span text:style-name="T1">Structure</text:span></text:span></text:p>
          </table:table-cell>
          <table:table-cell table:style-name="Tableau1.A1" office:value-type="string">
            <text:p text:style-name="P6">Modèle de Base de Données PostgreSQL finalisé (MCD).</text:p>
          </table:table-cell>
        </table:table-row>
        <table:table-row>
          <table:table-cell table:style-name="Tableau1.A1" office:value-type="string">
            <text:p text:style-name="P5"><text:span text:style-name="Strong_20_Emphasis"><text:span text:style-name="T1">P2</text:span></text:span></text:p>
          </table:table-cell>
          <table:table-cell table:style-name="Tableau1.A1" office:value-type="string">
            <text:p text:style-name="P5"><text:span text:style-name="Strong_20_Emphasis"><text:span text:style-name="T1">Connexion</text:span></text:span></text:p>
          </table:table-cell>
          <table:table-cell table:style-name="Tableau1.A1" office:value-type="string">
            <text:p text:style-name="P5"><text:span text:style-name="T1">API fonctionnelle pour l'Inscription/Connexion et la première table de données (ex : table </text:span><text:span text:style-name="Source_20_Text"><text:span text:style-name="T1">Ressources</text:span></text:span><text:span text:style-name="T1">).</text:span></text:p>
          </table:table-cell>
        </table:table-row>
        <table:table-row>
          <table:table-cell table:style-name="Tableau1.A1" office:value-type="string">
            <text:p text:style-name="P5"><text:span text:style-name="Strong_20_Emphasis"><text:span text:style-name="T1">P3</text:span></text:span></text:p>
          </table:table-cell>
          <table:table-cell table:style-name="Tableau1.A1" office:value-type="string">
            <text:p text:style-name="P5"><text:span text:style-name="Strong_20_Emphasis"><text:span text:style-name="T1">Logique</text:span></text:span></text:p>
          </table:table-cell>
          <table:table-cell table:style-name="Tableau1.A1" office:value-type="string">
            <text:p text:style-name="P6">API fonctionnelle pour la lecture/écriture des Humeurs (INSERT et SELECT).</text:p>
          </table:table-cell>
        </table:table-row>
        <table:table-row>
          <table:table-cell table:style-name="Tableau1.A1" office:value-type="string">
            <text:p text:style-name="P5"><text:span text:style-name="Strong_20_Emphasis"><text:span text:style-name="T1">P4</text:span></text:span></text:p>
          </table:table-cell>
          <table:table-cell table:style-name="Tableau1.A1" office:value-type="string">
            <text:p text:style-name="P5"><text:span text:style-name="Strong_20_Emphasis"><text:span text:style-name="T1">Stabilité</text:span></text:span></text:p>
          </table:table-cell>
          <table:table-cell table:style-name="Tableau1.A1" office:value-type="string">
            <text:p text:style-name="P6">Sécurité renforcée (gestion des tokens, protection des routes) et documentation des endpoints.</text:p>
          </table:table-cell>
        </table:table-row>
        <table:table-row>
          <table:table-cell table:style-name="Tableau1.A1" office:value-type="string">
            <text:p text:style-name="P5"><text:span text:style-name="Strong_20_Emphasis"><text:span text:style-name="T1">P5</text:span></text:span></text:p>
          </table:table-cell>
          <table:table-cell table:style-name="Tableau1.A1" office:value-type="string">
            <text:p text:style-name="P5"><text:span text:style-name="Strong_20_Emphasis"><text:span text:style-name="T1">Optimisation</text:span></text:span></text:p>
          </table:table-cell>
          <table:table-cell table:style-name="Tableau1.A1" office:value-type="string">
            <text:p text:style-name="P6">S'assurer que les requêtes SQL sont rapides, notamment pour les rapports de données.</text:p>
          </table:table-cell>
        </table:table-row>
      </table:table>
      <text:h text:style-name="P3" text:outline-level="2">2. Le Contrat </text:h>
      <text:p text:style-name="Text_20_body"><text:span text:style-name="T1">Tu es responsable de fournir des </text:span><text:span text:style-name="Strong_20_Emphasis"><text:span text:style-name="T1">Endpoints</text:span></text:span><text:span text:style-name="T1"> (adresses API) clairs et stables.</text:span></text:p>
      <text:list text:style-name="L1">
        <text:list-item>
          <text:p text:style-name="P7"><text:span text:style-name="Strong_20_Emphasis"><text:span text:style-name="T1">Le Protocole JSON :</text:span></text:span><text:span text:style-name="T1"> Tu dois t'assurer que les données que tu renvoies sont toujours au format JSON.</text:span></text:p>
          <text:list>
            <text:list-item>
              <text:p text:style-name="P7"><text:span text:style-name="Strong_20_Emphasis"><text:span text:style-name="T1">Exemple de réponse réussie (GET /humeurs) :</text:span></text:span></text:p>
              <text:p text:style-name="P8"><text:span text:style-name="Source_20_Text"><text:span text:style-name="T2">{</text:span></text:span></text:p>
              <text:p text:style-name="P8"><text:span text:style-name="Source_20_Text"><text:span text:style-name="T2"><text:s text:c="2"/>"success": true,</text:span></text:span></text:p>
              <text:p text:style-name="P8"><text:span text:style-name="Source_20_Text"><text:span text:style-name="T2"><text:s text:c="2"/>"data": [</text:span></text:span></text:p>
              <text:p text:style-name="P8"><text:span text:style-name="Source_20_Text"><text:span text:style-name="T2"><text:s text:c="4"/>{ "date": "2024-04-10", "niveau": 5 },</text:span></text:span></text:p>
              <text:p text:style-name="P8"><text:span text:style-name="Source_20_Text"><text:span text:style-name="T2"><text:s text:c="4"/>{ "date": "2024-04-09", "niveau": 3 }</text:span></text:span></text:p>
              <text:p text:style-name="P8"><text:span text:style-name="Source_20_Text"><text:span text:style-name="T2"><text:s text:c="2"/>]</text:span></text:span></text:p>
              <text:p text:style-name="P9"><text:span text:style-name="Source_20_Text"><text:span text:style-name="T2">}</text:span></text:span></text:p>
            </text:list-item>
            <text:list-item>
              <text:p text:style-name="P7"><text:span text:style-name="Strong_20_Emphasis"><text:span text:style-name="T1">Exemple de réponse en cas d'erreur :</text:span></text:span></text:p>
              <text:p text:style-name="P8"><text:span text:style-name="Source_20_Text"><text:span text:style-name="T2">{</text:span></text:span></text:p>
              <text:p text:style-name="P8"><text:span text:style-name="Source_20_Text"><text:span text:style-name="T2"><text:s text:c="2"/>"success": false,</text:span></text:span></text:p>
              <text:p text:style-name="P8"><text:span text:style-name="Source_20_Text"><text:span text:style-name="T2"><text:s text:c="2"/>"error": "Utilisateur non trouvé"</text:span></text:span></text:p>
              <text:p text:style-name="P9"><text:span text:style-name="Source_20_Text"><text:span text:style-name="T2">}</text:span></text:span></text:p>
            </text:list-item>
          </text:list>
        </text:list-item>
        <text:list-item>
          <text:p text:style-name="P7"><text:span text:style-name="Strong_20_Emphasis"><text:span text:style-name="T1">Documentation :</text:span></text:span><text:span text:style-name="T1"> Chaque fois que tu crées un nouvel Endpoint, tu dois </text:span><text:span text:style-name="T3">nous</text:span><text:span text:style-name="T1"> donner son adresse complète </text:span><text:span text:style-name="T3">( sur un </text:span><text:span text:style-name="T4">Readme.md</text:span><text:span text:style-name="T3"> que tu vas créer et utiliser jusqu’à la fin )</text:span><text:span text:style-name="T1">, les données qu'il attend (</text:span><text:span text:style-name="Source_20_Text"><text:span text:style-name="T1">body</text:span></text:span><text:span text:style-name="T1">), et les données qu'il renvoie.</text:span></text:p>
        </text:list-item>
      </text:list>
      <text:h text:style-name="P3" text:outline-level="2"><text:soft-page-break/>3. Les Points de Blocage Possibles (À signaler immédiatement !)</text:h>
      <text:list text:style-name="L2">
        <text:list-item>
          <text:p text:style-name="P10"><text:span text:style-name="Strong_20_Emphasis"><text:span text:style-name="T1">Problème de Schéma de Données :</text:span></text:span><text:span text:style-name="T1"> Si le Modèle de Données initial (MCD) ne convient plus à une nouvelle fonctionnalité demandée par le Front-end. Il faut le changer ensemble.</text:span></text:p>
        </text:list-item>
        <text:list-item>
          <text:p text:style-name="P10"><text:span text:style-name="Strong_20_Emphasis"><text:span text:style-name="T1">Performance SQL Lente :</text:span></text:span><text:span text:style-name="T1"> Si une requête </text:span><text:span text:style-name="Source_20_Text"><text:span text:style-name="T1">SELECT</text:span></text:span><text:span text:style-name="T1"> prend plus d'une seconde. Cela va ralentir toute l'application et le </text:span><text:span text:style-name="T3">testeur le</text:span><text:span text:style-name="T1"> remarquera !</text:span></text:p>
        </text:list-item>
        <text:list-item>
          <text:p text:style-name="P10"><text:span text:style-name="Strong_20_Emphasis"><text:span text:style-name="T2">Erreur de Connexion (Port)</text:span></text:span><text:span text:style-name="Strong_20_Emphasis"><text:span text:style-name="T1"> :</text:span></text:span><text:span text:style-name="T1"> Problème fréquent avec PostgreSQL. Si l'API n'arrive pas à se connecter à la base de données (erreur de port, de mot de passe), le Front-end ne pourra pas avancer du tout. </text:span><text:span text:style-name="Strong_20_Emphasis"><text:span text:style-name="T2">Teste toujours la connexion en premier.</text:span></text:span>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11:59:45.468224400</meta:creation-date>
    <dc:date>2025-11-18T12:13:49.972449700</dc:date>
    <meta:editing-duration>PT3M36S</meta:editing-duration>
    <meta:editing-cycles>1</meta:editing-cycles>
    <meta:document-statistic meta:table-count="1" meta:image-count="0" meta:object-count="0" meta:page-count="2" meta:paragraph-count="42" meta:word-count="337" meta:character-count="1962" meta:non-whitespace-character-count="1666"/>
    <meta:generator>LibreOffice/25.8.3.2$Windows_X86_64 LibreOffice_project/8ca8d55c161d602844f5428fa4b58097424e324e</meta:generator>
  </office:meta>
</office:document-meta>
</file>